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 <text:span text:style-name="T1">(</text:span>события через &lt;10 - ? 3-5-лучше&gt; лет после Обмена): </text:p>
      <text:p text:style-name="P1"/>
      <text:p text:style-name="P1">Год 2142</text:p>
      <text:p text:style-name="P1">&lt;14-е мая&gt; — Селестия поручает Твайлайт Спаркл изучить проблему исчезновения пони и кошмаров пегасов.</text:p>
      <text:p text:style-name="P2">&lt;20-<text:span text:style-name="T2">е августа</text:span>&gt; <text:span text:style-name="T2">- Отстранение Твайлайт от исследований приказом Луны</text:span></text:p>
      <text:p text:style-name="P2"><text:span text:style-name="T2"/></text:p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<text:span text:style-name="T1">18</text:span>-е мая — вызов Анона в Эквестрию. Гибель Кимеринна</text:p>
      <text:p text:style-name="P1">25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Макса с Дэш в фургоне</text:p>
      <text:p text:style-name="P1">&lt;4-е июля - Дэш стучит лбом в дерево. Обнимашки</text:p>
      <text:p text:style-name="P1">8-е июля — прибытие в Груммингтон</text:p>
      <text:p text:style-name="P1">9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Макса с самоката</text:p>
      <text:p text:style-name="P1">14-е июля — переправа через седловое озеро. Прибытие Макс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Макса и шестёрки</text:p>
      <text:p text:style-name="P1"><text:span text:style-name="T1">[</text:span>21-е июля<text:span text:style-name="T1">]</text:span> — Гранд Галопин Гала</text:p>
      <text:p text:style-name="P2">[26-<text:span text:style-name="T2">е июля</text:span>]<text:span text:style-name="T2"> — совещание в зале стратегического планирования. Выдача паспорта Максу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0:39.16</meta:creation-date>
    <dc:date>2017-06-26T23:59:14.64</dc:date>
    <meta:editing-duration>PT2H25M32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2" meta:paragraph-count="34" meta:word-count="318" meta:character-count="1933"/>
    <dc:creator>макс </dc:creator>
  </office:meta>
</office:document-meta>
</file>